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02000000020CB2808F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1" style:family="text">
      <style:text-properties style:font-name="Liberation Sans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er ist ein <text:span text:style-name="T1">Bild</text:span>:</text:p>
      <text:p text:style-name="Standard"><draw:frame draw:style-name="fr1" draw:name="Grafik1" text:anchor-type="paragraph" svg:width="0.847cm" svg:height="0.847cm" draw:z-index="0"><draw:image xlink:href="Pictures/100000000000002000000020CB2808FD.png" xlink:type="simple" xlink:show="embed" xlink:actuate="onLoad"/></draw:frame></text:p>
      <text:p text:style-name="Standard"/>
      <text:p text:style-name="Standard">Dies war ein png Bild: res/testpng/basi0g01.p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de" fo:country="DE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Elona Chudobkaite</meta:initial-creator>
    <meta:creation-date>2009-03-23T09:33:21</meta:creation-date>
    <dc:creator>Elona Chudobkaite</dc:creator>
    <dc:date>2009-03-25T11:00:53</dc:date>
    <meta:editing-cycles>3</meta:editing-cycles>
    <meta:editing-duration>PT2M6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" meta:word-count="13" meta:character-count="66"/>
  </office:meta>
</office:document-meta>
</file>